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text-properties fo:color="#9966cc" style:font-name="Calibri" fo:font-size="10pt" style:text-underline-style="none" fo:font-weight="normal" style:font-size-asian="10pt" style:font-weight-asian="normal" style:font-size-complex="10pt" style:font-weight-complex="normal"/>
    </style:style>
    <style:style style:name="P4" style:family="paragraph" style:parent-style-name="Standard">
      <style:text-properties fo:color="#6b2394" style:font-name="Calibri" fo:font-size="10pt" fo:font-weight="normal" style:font-size-asian="10pt" style:font-weight-asian="normal" style:font-size-complex="10pt" style:font-weight-complex="normal"/>
    </style:style>
    <style:style style:name="P5" style:family="paragraph" style:parent-style-name="Standard" style:list-style-name="L1"/>
    <style:style style:name="P6"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7" style:family="paragraph" style:parent-style-name="Standard" style:list-style-name="L1">
      <style:text-properties fo:color="#9966cc" style:font-name="Calibri" fo:font-size="10pt" style:text-underline-style="none" fo:font-weight="normal" style:font-size-asian="10pt" style:font-weight-asian="normal" style:font-size-complex="10pt" style:font-weight-complex="normal"/>
    </style:style>
    <style:style style:name="P8" style:family="paragraph" style:parent-style-name="Standard" style:list-style-name="L1">
      <style:text-properties fo:color="#9966cc" style:font-name="Calibri" fo:font-size="8pt" fo:font-weight="normal" style:font-size-asian="8pt" style:font-weight-asian="normal" style:font-size-complex="8pt" style:font-weight-complex="normal"/>
    </style:style>
    <style:style style:name="P9" style:family="paragraph" style:parent-style-name="Standard" style:list-style-name="L1">
      <style:text-properties fo:color="#9966cc" style:font-name="Calibri" fo:font-size="8pt" style:text-underline-style="none" fo:font-weight="normal" style:font-size-asian="8pt" style:font-weight-asian="normal" style:font-size-complex="8pt" style:font-weight-complex="normal"/>
    </style:style>
    <style:style style:name="P10" style:family="paragraph" style:parent-style-name="Standard" style:list-style-name="L1">
      <style:text-properties fo:color="#9966cc" style:font-name="Calibri" fo:font-size="12pt" fo:font-weight="normal" style:font-size-asian="12pt" style:font-weight-asian="normal" style:font-size-complex="12pt" style:font-weight-complex="normal"/>
    </style:style>
    <style:style style:name="P11" style:family="paragraph" style:parent-style-name="Standard" style:list-style-name="L1">
      <style:text-properties fo:color="#9966cc" style:font-name="Calibri" fo:font-size="13pt" fo:font-weight="normal" style:font-size-asian="13pt" style:font-weight-asian="normal" style:font-size-complex="13pt" style:font-weight-complex="normal"/>
    </style:style>
    <style:style style:name="P12" style:family="paragraph" style:parent-style-name="Standard" style:list-style-name="L1">
      <style:text-properties fo:color="#9966cc" style:font-name="Consolas" fo:font-size="8pt" fo:font-weight="normal" style:font-size-asian="8pt" style:font-weight-asian="normal" style:font-size-complex="8pt" style:font-weight-complex="normal"/>
    </style:style>
    <style:style style:name="P13" style:family="paragraph" style:parent-style-name="Standard" style:list-style-name="L1">
      <style:text-properties fo:color="#008000" style:font-name="Calibri" fo:font-size="10pt" fo:font-weight="normal" style:font-size-asian="10pt" style:font-weight-asian="normal" style:font-size-complex="10pt" style:font-weight-complex="normal"/>
    </style:style>
    <style:style style:name="P14"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15" style:family="paragraph" style:parent-style-name="Standard" style:list-style-name="L1">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list-style-name="L1">
      <style:text-properties style:font-name="Calibri" fo:font-size="8pt" fo:font-weight="normal" style:font-size-asian="8pt" style:font-weight-asian="normal" style:font-size-complex="8pt" style:font-weight-complex="normal"/>
    </style:style>
    <style:style style:name="P17" style:family="paragraph" style:parent-style-name="Standard" style:list-style-name="L1">
      <style:text-properties style:font-name="Calibri" fo:font-size="8pt" style:text-underline-style="solid" style:text-underline-width="auto" style:text-underline-color="font-color" fo:font-weight="bold" style:font-size-asian="8pt" style:font-weight-asian="bold" style:font-size-complex="8pt" style:font-weight-complex="bold"/>
    </style:style>
    <style:style style:name="P18"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1">
      <style:text-properties fo:font-size="8pt" style:font-size-asian="8pt" style:font-size-complex="8pt"/>
    </style:style>
    <style:style style:name="P20" style:family="paragraph" style:parent-style-name="Standard" style:list-style-name="L1">
      <style:text-properties fo:font-size="12pt" style:font-size-asian="12pt" style:font-size-complex="12pt"/>
    </style:style>
    <style:style style:name="P21" style:family="paragraph" style:parent-style-name="Standard" style:list-style-name="L1">
      <style:text-properties fo:color="#808080" style:font-name="Calibri" fo:font-size="14pt" fo:font-weight="bold" style:font-size-asian="14pt" style:font-weight-asian="bold" style:font-size-complex="14pt" style:font-weight-complex="bold"/>
    </style:style>
    <style:style style:name="P22" style:family="paragraph" style:parent-style-name="Standard" style:list-style-name="L1">
      <style:text-properties fo:color="#808080" style:font-name="Calibri" fo:font-size="10pt" fo:font-weight="normal" style:font-name-asian="Times New Roman1" style:font-size-asian="10pt" style:font-weight-asian="normal" style:font-name-complex="Times New Roman1" style:font-size-complex="10pt" style:font-weight-complex="normal"/>
    </style:style>
    <style:style style:name="P23" style:family="paragraph" style:parent-style-name="Standard" style:list-style-name="L1">
      <style:text-properties fo:color="#808080" style:font-name="Calibri" fo:font-size="10pt" fo:font-weight="normal" style:font-size-asian="10pt" style:font-weight-asian="normal" style:font-size-complex="10pt" style:font-weight-complex="normal"/>
    </style:style>
    <style:style style:name="P24" style:family="paragraph" style:parent-style-name="Standard" style:list-style-name="L1">
      <style:text-properties fo:color="#808080" style:font-name="Calibri" fo:font-size="10pt" fo:font-weight="bold" style:font-size-asian="10pt" style:font-weight-asian="bold" style:font-size-complex="10pt" style:font-weight-complex="bold"/>
    </style:style>
    <style:style style:name="P25" style:family="paragraph" style:parent-style-name="Standard" style:list-style-name="L1">
      <style:text-properties fo:color="#000000" style:font-name="Calibri" fo:font-size="10pt" fo:font-weight="normal" style:font-size-asian="10pt" style:font-weight-asian="normal" style:font-size-complex="10pt" style:font-weight-complex="normal"/>
    </style:style>
    <style:style style:name="P26" style:family="paragraph" style:parent-style-name="Standard" style:list-style-name="L1">
      <style:text-properties fo:color="#6b2394" style:font-name="Consolas" fo:font-size="10pt" fo:font-weight="bold" style:font-size-asian="10pt" style:font-weight-asian="bold" style:font-size-complex="10pt" style:font-weight-complex="bold"/>
    </style:style>
    <style:style style:name="P27" style:family="paragraph" style:parent-style-name="Standard" style:list-style-name="L1">
      <style:text-properties fo:color="#6b2394" style:font-name="Consolas" fo:font-size="10pt" fo:font-weight="normal" style:font-size-asian="10pt" style:font-weight-asian="normal" style:font-size-complex="10pt" style:font-weight-complex="normal"/>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style:font-name="Calibri" fo:font-size="10pt" style:font-size-asian="10pt" style:font-size-complex="10pt"/>
    </style:style>
    <style:style style:name="T4" style:family="text">
      <style:text-properties style:font-name="Calibri" fo:font-size="10pt" style:text-underline-style="none" fo:font-weight="normal" style:font-size-asian="10pt" style:font-weight-asian="normal" style:font-size-complex="10pt" style:font-weight-complex="normal"/>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style:text-underline-style="solid" style:text-underline-width="auto" style:text-underline-color="font-color" fo:font-weight="bold" style:font-size-asian="8pt" style:font-weight-asian="bold" style:font-size-complex="8pt" style:font-weight-complex="bold"/>
    </style:style>
    <style:style style:name="T7" style:family="text">
      <style:text-properties style:font-name="Calibri"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font-name="Calibri" fo:font-size="8pt" style:text-underline-style="none" fo:font-weight="normal" style:font-size-asian="8pt" style:font-weight-asian="normal" style:font-size-complex="8pt" style:font-weight-complex="normal"/>
    </style:style>
    <style:style style:name="T9" style:family="text">
      <style:text-properties style:font-name="Calibri" fo:font-size="8pt" fo:font-weight="bold" style:font-size-asian="8pt" style:font-weight-asian="bold" style:font-size-complex="8pt" style:font-weight-complex="bold"/>
    </style:style>
    <style:style style:name="T10" style:family="text">
      <style:text-properties style:font-name="Calibri" fo:font-weight="normal" style:font-weight-asian="normal" style:font-weight-complex="normal"/>
    </style:style>
    <style:style style:name="T11" style:family="text">
      <style:text-properties style:font-name="Calibri" fo:font-weight="normal" style:font-name-asian="Times New Roman1" style:font-weight-asian="normal" style:font-name-complex="Times New Roman1" style:font-weight-complex="normal"/>
    </style:style>
    <style:style style:name="T12" style:family="text">
      <style:text-properties style:font-name="Calibri" style:text-underline-style="solid" style:text-underline-width="auto" style:text-underline-color="font-color" fo:font-weight="bold" style:font-weight-asian="bold" style:font-weight-complex="bold"/>
    </style:style>
    <style:style style:name="T13" style:family="text">
      <style:text-properties style:font-name="Calibri" style:text-underline-style="none" fo:font-weight="normal" style:font-weight-asian="normal" style:font-weight-complex="normal"/>
    </style:style>
    <style:style style:name="T14" style:family="text">
      <style:text-properties style:font-name="Calibri" fo:font-weight="bold" style:font-weight-asian="bold" style:font-weight-complex="bold"/>
    </style:style>
    <style:style style:name="T15" style:family="text">
      <style:text-properties fo:color="#0000ff" style:font-name="Calibri" fo:font-size="10pt" fo:font-weight="normal" style:font-size-asian="10pt" style:font-weight-asian="normal" style:font-size-complex="10pt" style:font-weight-complex="normal"/>
    </style:style>
    <style:style style:name="T16" style:family="text">
      <style:text-properties fo:color="#0000ff" style:font-name="Calibri" fo:font-size="14pt" fo:font-weight="normal" style:font-size-asian="14pt" style:font-weight-asian="normal" style:font-size-complex="14pt" style:font-weight-complex="normal"/>
    </style:style>
    <style:style style:name="T17" style:family="text">
      <style:text-properties fo:color="#0000ff" style:font-name="Calibri" fo:font-weight="normal" style:font-weight-asian="normal" style:font-weight-complex="normal"/>
    </style:style>
    <style:style style:name="T18" style:family="text">
      <style:text-properties fo:color="#0000ff" fo:font-size="10pt" style:font-size-asian="10pt" style:font-size-complex="10pt"/>
    </style:style>
    <style:style style:name="T19" style:family="text">
      <style:text-properties fo:color="#ff420e"/>
    </style:style>
    <style:style style:name="T20" style:family="text">
      <style:text-properties fo:color="#ff420e" style:font-name="Calibri" fo:font-weight="normal" style:font-weight-asian="normal" style:font-weight-complex="normal"/>
    </style:style>
    <style:style style:name="T21" style:family="text">
      <style:text-properties fo:color="#ff420e" style:font-name="Calibri" fo:font-size="10pt" fo:font-weight="normal" style:font-size-asian="10pt" style:font-weight-asian="normal" style:font-size-complex="10pt" style:font-weight-complex="normal"/>
    </style:style>
    <style:style style:name="T22" style:family="text">
      <style:text-properties fo:color="#ff0000" style:font-name="Calibri" fo:font-size="10pt" style:text-underline-style="none" fo:font-weight="normal" style:font-size-asian="10pt" style:font-weight-asian="normal" style:font-size-complex="10pt" style:font-weight-complex="normal"/>
    </style:style>
    <style:style style:name="T23" style:family="text">
      <style:text-properties fo:color="#ff0000" style:font-name="Calibri" fo:font-weight="bold" style:font-weight-asian="bold" style:font-weight-complex="bold"/>
    </style:style>
    <style:style style:name="T24" style:family="text">
      <style:text-properties fo:color="#ff0000" style:font-name="Calibri" fo:font-size="8pt" fo:font-weight="bold" style:font-size-asian="8pt" style:font-weight-asian="bold" style:font-size-complex="8pt" style:font-weight-complex="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color="#808080" style:font-name="Calibri" fo:font-size="8pt" fo:font-weight="bold" style:font-size-asian="8pt" style:font-weight-asian="bold" style:font-size-complex="8pt" style:font-weight-complex="bold"/>
    </style:style>
    <style:style style:name="T27" style:family="text">
      <style:text-properties fo:color="#000000" style:font-name="Calibri" fo:font-weight="normal" style:font-weight-asian="normal" style:font-weight-complex="normal"/>
    </style:style>
    <style:style style:name="T28" style:family="text">
      <style:text-properties fo:color="#000000" style:font-name="Calibri" fo:font-size="10pt" fo:font-weight="normal" style:font-size-asian="10pt" style:font-weight-asian="normal" style:font-size-complex="10pt" style:font-weight-complex="normal"/>
    </style:style>
    <style:style style:name="T29" style:family="text">
      <style:text-properties fo:color="#000000" style:font-name="Calibri" fo:font-size="8pt" fo:font-weight="normal" style:font-size-asian="8pt" style:font-weight-asian="normal" style:font-size-complex="8pt" style:font-weight-complex="normal"/>
    </style:style>
    <style:style style:name="T30" style:family="text">
      <style:text-properties fo:font-size="8pt" style:font-size-asian="8pt" style:font-size-complex="8pt"/>
    </style:style>
    <style:style style:name="T31" style:family="text">
      <style:text-properties fo:color="#9966cc" style:font-name="Calibri" fo:font-size="8pt" fo:font-weight="normal" style:font-size-asian="8pt" style:font-weight-asian="normal" style:font-size-complex="8pt" style:font-weight-complex="normal"/>
    </style:style>
    <style:style style:name="T32" style:family="text">
      <style:text-properties fo:color="#9966cc" style:font-name="Calibri" fo:font-size="10pt" fo:font-weight="normal" style:font-size-asian="10pt" style:font-weight-asian="normal" style:font-size-complex="10pt" style:font-weight-complex="normal"/>
    </style:style>
    <style:style style:name="T33" style:family="text">
      <style:text-properties fo:color="#6b2394" style:font-name="Consolas" fo:font-size="10pt" fo:font-weight="normal" style:font-size-asian="10pt" style:font-weight-asian="normal" style:font-size-complex="10pt" style:font-weight-complex="normal"/>
    </style:style>
    <style:style style:name="T34" style:family="text">
      <style:text-properties fo:color="#6b2394" style:font-name="Consolas" fo:font-size="10pt" style:font-size-asian="10pt" style:font-size-complex="10pt"/>
    </style:style>
    <style:style style:name="T35" style:family="text">
      <style:text-properties fo:color="#6b2394" style:font-name="Consolas" fo:font-size="10pt" fo:font-weight="bold" style:font-size-asian="10pt" style:font-weight-asian="bold" style:font-size-complex="10pt" style:font-weight-complex="bold"/>
    </style:style>
    <style:style style:name="T36" style:family="text">
      <style:text-properties fo:color="#eb613d" style:font-name="Calibri" fo:font-size="8pt" fo:font-weight="normal" style:font-size-asian="8pt" style:font-weight-asian="normal" style:font-size-complex="8pt" style:font-weight-complex="normal"/>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style:font-size-asian="10pt" style:font-size-complex="10pt"/>
    </style:style>
    <style:style style:name="T39" style:family="text">
      <style:text-properties fo:color="#ff3333" style:font-name="Calibri" fo:font-weight="normal" style:font-weight-asian="normal" style:font-weight-complex="normal"/>
    </style:style>
    <style:style style:name="T40" style:family="text">
      <style:text-properties style:font-name="Consolas" fo:font-size="8pt" style:font-size-asian="8pt" style:font-size-complex="8pt"/>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0 SHPO-GIS-Database </text:span><text:span text:style-name="T1">[charttype:orgchart]</text:span><text:span text:style-name="T15">[orientation:horizontal]</text:span></text:p>
      <text:p text:style-name="P2"/>
      <text:list xml:id="list35390634" text:style-name="L1">
        <text:list-item>
          <text:p text:style-name="P6">Functional-Requirements</text:p>
          <text:list>
            <text:list-item>
              <text:p text:style-name="P6">Functional-Requirement [status:] [name:Poke the manager. ][description: Poke the manager feature should allow any actor to send a message to the manager. <text:s/>The message is logged in the task of the manager... i.e., Confirm, Poked, project name, actor email, date <text:s/>]</text:p>
            </text:list-item>
            <text:list-item>
              <text:p text:style-name="P6"/>
            </text:list-item>
            <text:list-item>
              <text:p text:style-name="P6">Functional-Requirement [status:] [name: Seperate Public and Goverment Access][description: Two access points are required, one for the public to do business with SHPO and one for Government users to request operational roles, monitor, perform review and approval tasks, administrative tasks.]</text:p>
            </text:list-item>
            <text:list-item>
              <text:p text:style-name="P6"/>
            </text:list-item>
            <text:list-item>
              <text:p text:style-name="P6">Functional-Requirement [status:] [name: Restrict Navigation][description: Navication will be restricted to those actors with proper roles.]</text:p>
            </text:list-item>
            <text:list-item>
              <text:p text:style-name="P6">Functional-Requirement [status:] [name: Restrict Component Visibility][description: Screen component should be resticted to those with proper roles. ]</text:p>
            </text:list-item>
            <text:list-item>
              <text:p text:style-name="P6"/>
            </text:list-item>
            <text:list-item>
              <text:p text:style-name="P6">Functional-Requirement [status:] [name: Role Request by User] <text:s/>[description: <text:s/>Each Role must have a method (screen, button, or other) to request access from the administrator.]</text:p>
            </text:list-item>
            <text:list-item>
              <text:p text:style-name="P6">Functional-Requirement [status:] [name: Role Request Point of Access] <text:s/>[description: <text:s/>Role requests are limited by access point. The public access point will only accept requests for national register and Section 106 review access.]</text:p>
            </text:list-item>
            <text:list-item>
              <text:p text:style-name="P6">Functional-Requirement [status:] [name: Role Dependent Display] <text:s/>[description: <text:s/>Screens should have different displays based on the roles of registrant]</text:p>
            </text:list-item>
            <text:list-item>
              <text:p text:style-name="P6">Feat[description: need to have a distorted graphic with text that needs to be entered when requesting an account.]</text:p>
            </text:list-item>
            <text:list-item>
              <text:p text:style-name="P6">Functional-Requirement [status:] [name: Roles are Additive] <text:s/>[description: Roles should be additive. As you gain roles you gain access to different parts of the system.]</text:p>
            </text:list-item>
            <text:list-item>
              <text:p text:style-name="P6">Functional-Requirement [status:] [name: Voluntary Notification] [description: Actors may request to be notified of changes made by other actors. ]</text:p>
            </text:list-item>
            <text:list-item>
              <text:p text:style-name="P13">## take the incomming site-type, access-type, process-type, process-role-type</text:p>
            </text:list-item>
            <text:list-item>
              <text:p text:style-name="P13">## compare them to the Screen, Grid , ... @access of this account </text:p>
            </text:list-item>
            <text:list-item>
              <text:p text:style-name="P13">## if all are in then </text:p>
            </text:list-item>
            <text:list-item>
              <text:p text:style-name="P13">## compare the tier levels match then Show </text:p>
            </text:list-item>
          </text:list>
        </text:list-item>
        <text:list-item>
          <text:p text:style-name="P6"/>
        </text:list-item>
      </text:list>
      <text:p text:style-name="P4"/>
      <text:list xml:id="list35392895" text:continue-numbering="true" text:style-name="L1">
        <text:list-item>
          <text:p text:style-name="P5"><text:span text:style-name="T1">Screen [name: </text:span><text:span text:style-name="T16">Home SHPO <text:s/></text:span><text:span text:style-name="T1">] [access:(gov)(guest)(account)(registrant)(NRHP)(ER)(reviewer)(approver)(manager)(help-desk)(system-administrator)(workflow-designer) <text:s/>] <text:s/>[show-above-tier:1] [width:750px][interface:user] [order:0]</text:span></text:p>
          <text:list>
            <text:list-item>
              <text:p text:style-name="P14">[definition: The home Screen to the application]</text:p>
            </text:list-item>
            <text:list-item>
              <text:p text:style-name="P12">Non-Functional-Requirement [status:] [name: SHPO Home][description: Provide SHPO actors with a 'SHPO Home' Screen .]</text:p>
            </text:list-item>
            <text:list-item>
              <text:p text:style-name="P5"><text:span text:style-name="T32">Functional-Requirement[status:done] [name: SHPO Home Screen-Access ] <text:s text:c="22"/>[description: Restrict screen access][show-screen-access:true]</text:span></text:p>
            </text:list-item>
            <text:list-item>
              <text:p text:style-name="P6"/>
            </text:list-item>
            <text:list-item>
              <text:p text:style-name="P6"/>
            </text:list-item>
            <text:list-item>
              <text:p text:style-name="P14">Header [text: Banner Image]</text:p>
            </text:list-item>
            <text:list-item>
              <text:p text:style-name="P14">Title [text: Home SHPO ]</text:p>
            </text:list-item>
            <text:list-item>
              <text:p text:style-name="P14"/>
            </text:list-item>
            <text:list-item>
              <text:p text:style-name="P5"><text:span text:style-name="T4">Registration <text:s/>[type: goto-button][</text:span><text:span text:style-name="T22">access:</text:span><text:span text:style-name="T4">(gov)(account)(registrant)(NRHP)(ER)(reviewer)] [show-above-tier:1] [goto:Registration]</text:span></text:p>
            </text:list-item>
            <text:list-item>
              <text:p text:style-name="P5"><text:span text:style-name="T2">Completed Projects</text:span><text:span text:style-name="T4"> <text:s/>[type: goto-button][</text:span><text:span text:style-name="T22">access:</text:span><text:span text:style-name="T4">(gov)(account)(registrant)(NRHP)(ER)][goto:Registration]</text:span></text:p>
            </text:list-item>
          </text:list>
        </text:list-item>
      </text:list>
      <text:p text:style-name="P3"/>
      <text:list xml:id="list35405618" text:continue-numbering="true" text:style-name="L1">
        <text:list-item>
          <text:list>
            <text:list-item>
              <text:p text:style-name="P5"><text:span text:style-name="T2">Terms of Use</text:span><text:span text:style-name="T1"> [type: goto-button][goto:Terms of Use]</text:span></text:p>
            </text:list-item>
            <text:list-item>
              <text:p text:style-name="P5"><text:span text:style-name="T2">Logout</text:span><text:span text:style-name="T1"> [type: logout-button][access:(gov)(account)(registrant)</text:span><text:span text:style-name="T4">(reviewer)</text:span><text:span text:style-name="T1">][goto:00-Start-Here]</text:span></text:p>
            </text:list-item>
          </text:list>
        </text:list-item>
      </text:list>
      <text:p text:style-name="P1"/>
      <text:list xml:id="list35390375" text:continue-numbering="true" text:style-name="L1">
        <text:list-item>
          <text:list>
            <text:list-item>
              <text:p text:style-name="P14">####### GUEST #######</text:p>
            </text:list-item>
            <text:list-item>
              <text:p text:style-name="P5"><text:span text:style-name="T5">Screen [name: Gov-Intro][type:textblock][interface:user][</text:span><text:span text:style-name="T24">access:</text:span><text:span text:style-name="T8">(gov)</text:span><text:span text:style-name="T5">(account)(registrant)]</text:span></text:p>
              <text:list>
                <text:list-item>
                  <text:p text:style-name="P16">[definition: Describes the purpose of the Screen for the reader]</text:p>
                </text:list-item>
                <text:list-item>
                  <text:p text:style-name="P19"><text:span text:style-name="T10">Data-Controls [name:PD_Data-Control][ table: </text:span><text:span text:style-name="T20">Screen_Labels</text:span><text:span text:style-name="T10">]</text:span></text:p>
                  <text:list>
                    <text:list-item>
                      <text:p text:style-name="P19"><text:span text:style-name="T10">Label [text: To gain access you must first request access. <text:s/>Requests are not automatic and must be <text:s/>granted by the system administrator</text:span><text:span text:style-name="T11">.</text:span><text:span text:style-name="T10">]</text:span></text:p>
                      <text:list>
                        <text:list-item>
                          <text:p text:style-name="P8">Non-Functional-Requirement [status:] [name: Requires SHPO Legal approval]</text:p>
                        </text:list-item>
                      </text:list>
                    </text:list-item>
                  </text:list>
                  <text:p text:style-name="P14"/>
                </text:list-item>
              </text:list>
            </text:list-item>
            <text:list-item>
              <text:p text:style-name="P18">####### Account Registrant #######</text:p>
            </text:list-item>
            <text:list-item>
              <text:p text:style-name="P20"><text:span text:style-name="T10">Screen [name: account-registrant-Intro][type:textblock][interface:user][</text:span><text:span text:style-name="T23">access:</text:span><text:span text:style-name="T13">(gov)</text:span><text:span text:style-name="T10">(account)(registrant)]</text:span></text:p>
              <text:list>
                <text:list-item>
                  <text:p text:style-name="P18">[definition: Describes the purpose of the Screen for the reader]</text:p>
                </text:list-item>
                <text:list-item>
                  <text:p text:style-name="P20"><text:span text:style-name="T10">Data-Controls [name:PD_Data-Control][ table: </text:span><text:span text:style-name="T20">Screen_Labels</text:span><text:span text:style-name="T10">]</text:span></text:p>
                  <text:list>
                    <text:list-item>
                      <text:p text:style-name="P18">Label [text: Welcome! Please direct your attention to the task list below.]</text:p>
                      <text:list>
                        <text:list-item>
                          <text:p text:style-name="P10">Non-Functional-Requirement [status:] [name: Requires SHPO Legal approval]</text:p>
                        </text:list-item>
                        <text:list-item>
                          <text:p text:style-name="P10"/>
                        </text:list-item>
                      </text:list>
                    </text:list-item>
                  </text:list>
                </text:list-item>
              </text:list>
            </text:list-item>
          </text:list>
        </text:list-item>
      </text:list>
      <text:p text:style-name="P1"/>
      <text:p text:style-name="P1"/>
      <text:list xml:id="list35390155" text:continue-numbering="true" text:style-name="L1">
        <text:list-item>
          <text:list>
            <text:list-item>
              <text:p text:style-name="P14">##### LOGIN </text:p>
            </text:list-item>
            <text:list-item>
              <text:p text:style-name="P14">####### GOV-GUEST</text:p>
            </text:list-item>
            <text:list-item>
              <text:p text:style-name="P19"><text:span text:style-name="T10">Screen [name: SHPO </text:span><text:span text:style-name="T17">Login</text:span><text:span text:style-name="T10">][type:in-line][interface:user][access:(gov)(guest)]</text:span></text:p>
              <text:list>
                <text:list-item>
                  <text:p text:style-name="P16">[definition:Login interface]</text:p>
                </text:list-item>
                <text:list-item>
                  <text:p text:style-name="P19"><text:span text:style-name="T10">Data-Controls [name:DCLogin-Requests][ table: </text:span><text:span text:style-name="T20">Login-Requests</text:span><text:span text:style-name="T10">]</text:span></text:p>
                </text:list-item>
                <text:list-item>
                  <text:p text:style-name="P5"><text:span text:style-name="T6">Login</text:span><text:span text:style-name="T5"> [type: save-button][goto:Home SHPO]</text:span></text:p>
                </text:list-item>
                <text:list-item>
                  <text:p text:style-name="P8">Req-Ref [name: Provide Login by Role]</text:p>
                </text:list-item>
                <text:list-item>
                  <text:p text:style-name="P14"/>
                </text:list-item>
              </text:list>
            </text:list-item>
            <text:list-item>
              <text:p text:style-name="P6"/>
            </text:list-item>
            <text:list-item>
              <text:p text:style-name="P10"/>
            </text:list-item>
            <text:list-item>
              <text:p text:style-name="P14">##### Reviewer <text:s/>LOGIN <text:s text:c="2"/></text:p>
            </text:list-item>
            <text:list-item>
              <text:p text:style-name="P14"/>
            </text:list-item>
            <text:list-item>
              <text:p text:style-name="P19"><text:span text:style-name="T10">Screen [name: Reviewer</text:span><text:span text:style-name="T17"> Login</text:span><text:span text:style-name="T10">][type:in-line][interface:user][</text:span><text:span text:style-name="T23">access:(gov)(guest)</text:span><text:span text:style-name="T10">]</text:span></text:p>
              <text:list>
                <text:list-item>
                  <text:p text:style-name="P16">[definition:Reviewer Login interface]</text:p>
                </text:list-item>
                <text:list-item>
                  <text:p text:style-name="P19"><text:span text:style-name="T10">Data-Controls [name:DCHDReviewerLogin-Requests][ table: </text:span><text:span text:style-name="T39">Reviewer-Login-Requests</text:span><text:span text:style-name="T10">]</text:span></text:p>
                </text:list-item>
                <text:list-item>
                  <text:p text:style-name="P19"><text:span text:style-name="T12">Login</text:span><text:span text:style-name="T10"> [type: save-button][goto:Home SHPO]</text:span></text:p>
                </text:list-item>
                <text:list-item>
                  <text:p text:style-name="P8">Req-Ref [name: Provide Login by Role]</text:p>
                </text:list-item>
                <text:list-item>
                  <text:p text:style-name="P8">Req-Ref [name: Role Dependent Display]</text:p>
                </text:list-item>
                <text:list-item>
                  <text:p text:style-name="P6"/>
                </text:list-item>
              </text:list>
            </text:list-item>
            <text:list-item>
              <text:p text:style-name="P14">##### HELP-DESK <text:s/>LOGIN <text:s text:c="2"/></text:p>
            </text:list-item>
            <text:list-item>
              <text:p text:style-name="P14"/>
            </text:list-item>
            <text:list-item>
              <text:p text:style-name="P19"><text:span text:style-name="T10">Screen [name: </text:span><text:span text:style-name="T17">HelpDesk Login</text:span><text:span text:style-name="T10">][type:in-line][interface:user][</text:span><text:span text:style-name="T23">access:(gov)(guest)</text:span><text:span text:style-name="T10">]</text:span></text:p>
              <text:list>
                <text:list-item>
                  <text:p text:style-name="P16">[definition:HelpDesk Login interface]</text:p>
                </text:list-item>
                <text:list-item>
                  <text:p text:style-name="P19"><text:span text:style-name="T10">Data-Controls [name:DCHDLogin-Requests][ table: </text:span><text:span text:style-name="T20">HelpDesk-Login-Requests</text:span><text:span text:style-name="T10">]</text:span></text:p>
                </text:list-item>
                <text:list-item>
                  <text:p text:style-name="P19"><text:span text:style-name="T12">Login</text:span><text:span text:style-name="T10"> [type: save-button][goto:Home SHPO]</text:span></text:p>
                </text:list-item>
                <text:list-item>
                  <text:p text:style-name="P8">Req-Ref [name: Provide Login by Role]</text:p>
                </text:list-item>
                <text:list-item>
                  <text:p text:style-name="P8">Req-Ref [name: Role Dependent Display]</text:p>
                </text:list-item>
              </text:list>
            </text:list-item>
            <text:list-item>
              <text:p text:style-name="P21">#### Break</text:p>
            </text:list-item>
            <text:list-item>
              <text:p text:style-name="P14">Screen [type:break]</text:p>
              <text:list>
                <text:list-header>
                  <text:p text:style-name="P22"/>
                </text:list-header>
              </text:list>
            </text:list-item>
            <text:list-item>
              <text:p text:style-name="P25">##### Forget Your Password </text:p>
            </text:list-item>
            <text:list-item>
              <text:p text:style-name="P19"><text:span text:style-name="T10">Screen [name: </text:span><text:span text:style-name="T17">Forget Your Password?</text:span><text:span text:style-name="T10">][type:in-line][interface:user][</text:span><text:span text:style-name="T23">access:</text:span><text:span text:style-name="T10">(gov)(guest)</text:span><text:span text:style-name="T10"> ]</text:span></text:p>
              <text:list>
                <text:list-item>
                  <text:p text:style-name="P16">[definition:Forgot your password interface]</text:p>
                </text:list-item>
                <text:list-item>
                  <text:p text:style-name="P19"><text:span text:style-name="T10">Data-Controls [name:DC</text:span><text:span text:style-name="T20">Password_Requests</text:span><text:span text:style-name="T10">][table: </text:span><text:span text:style-name="T20">Password_Requests</text:span><text:span text:style-name="T10">]</text:span></text:p>
                </text:list-item>
                <text:list-item>
                  <text:p text:style-name="P5"><text:span text:style-name="T7">Email me</text:span><text:span text:style-name="T5"> [type: save-button][goto:Home SHPO]</text:span></text:p>
                </text:list-item>
                <text:list-item>
                  <text:p text:style-name="P8"/>
                </text:list-item>
                <text:list-item>
                  <text:p text:style-name="P8">Req-Ref [name: Role Dependent Display]</text:p>
                </text:list-item>
                <text:list-item>
                  <text:p text:style-name="P14"/>
                </text:list-item>
              </text:list>
            </text:list-item>
            <text:list-item>
              <text:p text:style-name="P14">##### GOV-GUEST ########</text:p>
            </text:list-item>
            <text:list-item>
              <text:p text:style-name="P14">##### FIRST TIME </text:p>
            </text:list-item>
            <text:list-item>
              <text:p text:style-name="P14"/>
            </text:list-item>
            <text:list-item>
              <text:p text:style-name="P19"><text:span text:style-name="T10">Screen [name: </text:span><text:span text:style-name="T17">First Timers</text:span><text:span text:style-name="T10">][type:in-line][interface:user][</text:span><text:span text:style-name="T23">access:</text:span><text:span text:style-name="T10">(gov)(guest)</text:span><text:span text:style-name="T10">]</text:span></text:p>
              <text:list>
                <text:list-item>
                  <text:p text:style-name="P16">[definition: Subscreen to request an account.]</text:p>
                </text:list-item>
                <text:list-item>
                  <text:p text:style-name="P16">Description [text: You will need an account to get any further.]</text:p>
                </text:list-item>
                <text:list-item>
                  <text:p text:style-name="P19"><text:span text:style-name="T10">Data-Controls [name: DC</text:span><text:span text:style-name="T20">Registrants</text:span><text:span text:style-name="T10">][table: </text:span><text:span text:style-name="T20">Registrants</text:span><text:span text:style-name="T10">]</text:span></text:p>
                  <text:list>
                    <text:list-item>
                      <text:p text:style-name="P16">Hidden-Value [name:rn_type][value:(gov)(account)]</text:p>
                    </text:list-item>
                  </text:list>
                </text:list-item>
                <text:list-item>
                  <text:p text:style-name="P5"><text:span text:style-name="T6">New <text:s/>Account</text:span><text:span text:style-name="T5"> [type: new-button][goto:Home SHPO]</text:span></text:p>
                </text:list-item>
                <text:list-item>
                  <text:p text:style-name="P8">Req-Ref [name: Request for Access by Role]</text:p>
                </text:list-item>
                <text:list-item>
                  <text:p text:style-name="P8">Req-Ref [name: Role Dependent Display] </text:p>
                </text:list-item>
                <text:list-item>
                  <text:p text:style-name="P6"/>
                </text:list-item>
              </text:list>
            </text:list-item>
            <text:list-item>
              <text:p text:style-name="P14">####### ACCOUNT #######</text:p>
            </text:list-item>
            <text:list-item>
              <text:p text:style-name="P14">####### REGISTRANT ####</text:p>
            </text:list-item>
            <text:list-item>
              <text:p text:style-name="P13">## take the incomming site-type, access-type, process-type, process-role-type</text:p>
            </text:list-item>
            <text:list-item>
              <text:p text:style-name="P13">## compare them to the @access of this account </text:p>
            </text:list-item>
            <text:list-item>
              <text:p text:style-name="P13">## if all are in then </text:p>
            </text:list-item>
            <text:list-item>
              <text:p text:style-name="P13">## compare the tier levels match then Show </text:p>
            </text:list-item>
            <text:list-item>
              <text:p text:style-name="P24">##### YOUR TASKS</text:p>
              <text:list>
                <text:list-item>
                  <text:p text:style-name="P23"/>
                </text:list-item>
              </text:list>
            </text:list-item>
            <text:list-item>
              <text:p text:style-name="P5"><text:span text:style-name="T26">Grid</text:span><text:span text:style-name="T5"> [name: Your Tasks] [title: Your Tasks][type:horizontal][width:570px] [</text:span><text:span text:style-name="T24">access:</text:span><text:span text:style-name="T5">(gov)(account)(registrant)(NRHP)(ER)</text:span><text:span text:style-name="T4">(reviewer)</text:span><text:span text:style-name="T5">]</text:span></text:p>
              <text:list>
                <text:list-item>
                  <text:p text:style-name="P8">Data-Controls [name: GridDC<text:span text:style-name="T19">Task-Log</text:span>][table: <text:span text:style-name="T19">Task-Log</text:span>]</text:p>
                </text:list-item>
                <text:list-item>
                  <text:p text:style-name="P8">### when task-button then leave the goto empty and button should not have children </text:p>
                </text:list-item>
                <text:list-item>
                  <text:p text:style-name="P10"><text:span text:style-name="T1">Go [type: task-button][size:short][table-name: Task-Log][goto:</text:span><text:span text:style-name="T18">tsk_screen</text:span><text:span text:style-name="T1">]</text:span></text:p>
                </text:list-item>
                <text:list-item>
                  <text:p text:style-name="P7"/>
                </text:list-item>
                <text:list-item>
                  <text:p text:style-name="P19"><text:span text:style-name="T10">Screen [name: </text:span><text:span text:style-name="T14">Request NRHP Help Desk Privileges </text:span><text:span text:style-name="T10"><text:s/>][type:overlay][right:create][interface:user][</text:span><text:span text:style-name="T23">access:</text:span><text:span text:style-name="T27">(gov)(registrant)(NRHP)(ER)(reviewer)</text:span><text:span text:style-name="T10">]</text:span></text:p>
                  <text:list>
                    <text:list-item>
                      <text:p text:style-name="P16">[definition: Subscreen for someone to request an NRHP Help desk privileges.]</text:p>
                    </text:list-item>
                    <text:list-item>
                      <text:p text:style-name="P16">Description [text: If you intend on helping registrants to complete <text:s/>NRHP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NRHP)]</text:p>
                        </text:list-item>
                      </text:list>
                    </text:list-item>
                    <text:list-item>
                      <text:p text:style-name="P17">Close[type: close-butto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8">Req-Ref [name: Role Dependent Display] </text:p>
                    </text:list-item>
                  </text:list>
                </text:list-item>
                <text:list-item>
                  <text:p text:style-name="P5"><text:span text:style-name="T5">Screen [name: </text:span><text:span text:style-name="T9">Request NRHP Reviewer Privileges</text:span><text:span text:style-name="T5"> <text:s/>][type:overlay][right:create][interface:user][</text:span><text:span text:style-name="T24">access:</text:span><text:span text:style-name="T29">(gov)(registrant)(NRHP)(ER)(reviewer)</text:span><text:span text:style-name="T5">]</text:span></text:p>
                  <text:list>
                    <text:list-item>
                      <text:p text:style-name="P16">[definition: Subscreen for someone to request an NRHP Reviewer privileges.]</text:p>
                    </text:list-item>
                    <text:list-item>
                      <text:p text:style-name="P16">Description [text: If you intend on reviewing <text:s/>NRHP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NRHP)(reviewer)]</text:p>
                        </text:list-item>
                      </text:list>
                    </text:list-item>
                    <text:list-item>
                      <text:p text:style-name="P15">Close[type: close-butto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11"><text:span text:style-name="T30">Req-Ref [name: Role Dependent Display]</text:span> </text:p>
                    </text:list-item>
                  </text:list>
                </text:list-item>
                <text:list-item>
                  <text:p text:style-name="P5"><text:span text:style-name="T5">Screen [name: </text:span><text:span text:style-name="T9">Request NRHP Approver Privileges</text:span><text:span text:style-name="T5"> <text:s/>][type:overlay][right:create][interface:user][</text:span><text:span text:style-name="T24">access:</text:span><text:span text:style-name="T29">(gov)(registrant)(NRHP)(ER)(reviewer)</text:span><text:span text:style-name="T5">]</text:span></text:p>
                  <text:list>
                    <text:list-item>
                      <text:p text:style-name="P16">[definition: Subscreen for someone to request an NRHP Approver privileges.]</text:p>
                    </text:list-item>
                    <text:list-item>
                      <text:p text:style-name="P16">Description [text: If you intend on approving <text:s text:c="2"/>NRHP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NRHP)(approver)]</text:p>
                        </text:list-item>
                      </text:list>
                    </text:list-item>
                    <text:list-item>
                      <text:p text:style-name="P15">Close[type: close-butto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8">Req-Ref [name: Role Dependent Display] </text:p>
                    </text:list-item>
                  </text:list>
                </text:list-item>
                <text:list-item>
                  <text:p text:style-name="P5"><text:span text:style-name="T5">Screen [name: </text:span><text:span text:style-name="T9">Request NRHP Manager Privileges</text:span><text:span text:style-name="T5"> <text:s text:c="2"/>][type:overlay][right:create][interface:user][</text:span><text:span text:style-name="T24">access:</text:span><text:span text:style-name="T29">(gov)(registrant)(NRHP)(ER)(reviewer)</text:span><text:span text:style-name="T5">]</text:span></text:p>
                  <text:list>
                    <text:list-item>
                      <text:p text:style-name="P16">[definition: Subscreen for someone to request an NRHP Manager privileges.]</text:p>
                    </text:list-item>
                    <text:list-item>
                      <text:p text:style-name="P16">Description [text: If you intend on managing <text:s text:c="2"/>NRHP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NRHP)(manager)]</text:p>
                        </text:list-item>
                      </text:list>
                    </text:list-item>
                    <text:list-item>
                      <text:p text:style-name="P15">Close[type: close-butto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8">Req-Ref [name: Role Dependent Display] </text:p>
                    </text:list-item>
                  </text:list>
                </text:list-item>
                <text:list-item>
                  <text:p text:style-name="P5"><text:span text:style-name="T5">Screen [name: Request ER Help Desk Privileges <text:s text:c="2"/>][type:overlay][right:create][interface:user][</text:span><text:span text:style-name="T24">access:</text:span><text:span text:style-name="T29">(gov)(registrant)(NRHP)(ER)(reviewer)</text:span><text:span text:style-name="T5">]</text:span></text:p>
                  <text:list>
                    <text:list-item>
                      <text:p text:style-name="P16">[definition: Subscreen for someone to request an ER Help desk privileges.]</text:p>
                    </text:list-item>
                    <text:list-item>
                      <text:p text:style-name="P16">Description [text: If you intend on helping registrants to complete <text:s/>ER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ER)(help-desk)]</text:p>
                        </text:list-item>
                      </text:list>
                    </text:list-item>
                    <text:list-item>
                      <text:p text:style-name="P15">Close[type: close-butto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8">Req-Ref [name: Role Dependent Display] </text:p>
                    </text:list-item>
                  </text:list>
                </text:list-item>
                <text:list-item>
                  <text:p text:style-name="P5"><text:span text:style-name="T5">Screen [name: Request ER Reviewer Privileges <text:s text:c="2"/>][type:overlay][right:create][interface:user][</text:span><text:span text:style-name="T24">access:</text:span><text:span text:style-name="T29">(gov)(registrant)(NRHP)(ER)(reviewer)</text:span><text:span text:style-name="T5">]</text:span></text:p>
                  <text:list>
                    <text:list-item>
                      <text:p text:style-name="P16">[definition: Subscreen for someone to request an ER Reviewer privileges.]</text:p>
                    </text:list-item>
                    <text:list-item>
                      <text:p text:style-name="P16">Description [text: If you intend on reviewing <text:s/>ER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ER)(reviewer)]</text:p>
                        </text:list-item>
                      </text:list>
                    </text:list-item>
                    <text:list-item>
                      <text:p text:style-name="P15">Close[type: close-butto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8">Req-Ref [name: Role Dependent Display] </text:p>
                    </text:list-item>
                  </text:list>
                </text:list-item>
                <text:list-item>
                  <text:p text:style-name="P19"><text:span text:style-name="T10">Screen [name: Request ER Approver Privileges <text:s text:c="2"/>][type:overlay][right:create][interface:user][</text:span><text:span text:style-name="T23">access:</text:span><text:span text:style-name="T27">(gov)(registrant)</text:span><text:span text:style-name="T10">]</text:span></text:p>
                  <text:list>
                    <text:list-item>
                      <text:p text:style-name="P16">[definition: Subscreen for someone to request an ER Approver privileges.]</text:p>
                    </text:list-item>
                    <text:list-item>
                      <text:p text:style-name="P16">Description [text: If you intend on approving <text:s text:c="2"/>ER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ER)(approver)]</text:p>
                        </text:list-item>
                      </text:list>
                    </text:list-item>
                    <text:list-item>
                      <text:p text:style-name="P15">Close[type: close-butto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8">Req-Ref [name: Role Dependent Display] </text:p>
                    </text:list-item>
                  </text:list>
                </text:list-item>
                <text:list-item>
                  <text:p text:style-name="P5"><text:span text:style-name="T5">Screen [name: Request ER Manager Privileges <text:s/>][type:overlay][right:create][interface:user][</text:span><text:span text:style-name="T24">access:</text:span><text:span text:style-name="T29">(gov)(registrant)(NRHP)(ER)(reviewer)</text:span><text:span text:style-name="T5">]</text:span></text:p>
                  <text:list>
                    <text:list-item>
                      <text:p text:style-name="P16">[definition: Subscreen for someone to request an ER Manager privileges.]</text:p>
                    </text:list-item>
                    <text:list-item>
                      <text:p text:style-name="P16">Description [text: If you intend on managing <text:s text:c="2"/>ERs then you need to request this privilege.]</text:p>
                    </text:list-item>
                    <text:list-item>
                      <text:p text:style-name="P19"><text:span text:style-name="T10">Data-Controls [name: DC</text:span><text:span text:style-name="T20">Registrants</text:span><text:span text:style-name="T10">][table: </text:span><text:span text:style-name="T20">Registrant_Roles</text:span><text:span text:style-name="T10">]</text:span></text:p>
                      <text:list>
                        <text:list-item>
                          <text:p text:style-name="P16">Hidden-Value [name:rl_type][value:(public)(registrant)(ER)(manager)]</text:p>
                        </text:list-item>
                      </text:list>
                    </text:list-item>
                    <text:list-item>
                      <text:p text:style-name="P14"><text:span text:style-name="T25">Close</text:span><text:span text:style-name="T12">[type: close-button]</text:span></text:p>
                    </text:list-item>
                    <text:list-item>
                      <text:p text:style-name="P19"><text:span text:style-name="T12">Request Privilege</text:span><text:span text:style-name="T10"> [type: new-button]</text:span></text:p>
                    </text:list-item>
                    <text:list-item>
                      <text:p text:style-name="P8">Requirement [name: Request for Access by Role]</text:p>
                    </text:list-item>
                    <text:list-item>
                      <text:p text:style-name="P8">Req-Ref [name: Role Dependent Display] </text:p>
                    </text:list-item>
                  </text:list>
                </text:list-item>
                <text:list-item>
                  <text:p text:style-name="P5"><text:span text:style-name="T1">Screen [name: Poke Managers][type:overlay][right:create][interface:user]</text:span><text:span text:style-name="T5">[</text:span><text:span text:style-name="T24">access:</text:span><text:span text:style-name="T29">(gov)(registrant)(NRHP)(ER)(reviewer)</text:span><text:span text:style-name="T5">]</text:span></text:p>
                  <text:list>
                    <text:list-item>
                      <text:p text:style-name="P14">[definition: Poke your manager into action]</text:p>
                    </text:list-item>
                    <text:list-item>
                      <text:p text:style-name="P5"><text:span text:style-name="T1">Data-Controls [name: DCPokeManagers][table: </text:span><text:span text:style-name="T21">Pokes</text:span><text:span text:style-name="T1">]</text:span></text:p>
                      <text:list>
                        <text:list-item>
                          <text:p text:style-name="P14">Hidden-Value [name:poke_type][value:Poke-Managers]</text:p>
                        </text:list-item>
                      </text:list>
                    </text:list-item>
                    <text:list-item>
                      <text:p text:style-name="P14"><text:span text:style-name="T25">Close</text:span>[type: close-button]</text:p>
                    </text:list-item>
                    <text:list-item>
                      <text:p text:style-name="P9"><text:span text:style-name="T37">Poke</text:span><text:span text:style-name="T38"> [type: save-button]</text:span></text:p>
                    </text:list-item>
                  </text:list>
                </text:list-item>
                <text:list-item>
                  <text:p text:style-name="P8"/>
                </text:list-item>
              </text:list>
            </text:list-item>
            <text:list-item>
              <text:p text:style-name="P5"><text:span text:style-name="T26">Grid2</text:span><text:span text:style-name="T5"> [name: Activities] [title: Activity][type:horizontal][width:570px] [</text:span><text:span text:style-name="T24">access:</text:span><text:span text:style-name="T5">(gov)(account)(registrant)(NRHP)(ER)</text:span><text:span text:style-name="T4">(reviewer)</text:span><text:span text:style-name="T5">]</text:span></text:p>
              <text:list>
                <text:list-item>
                  <text:p text:style-name="P5"><text:span text:style-name="T31">Data-Controls [name: GridDCActivity-Log ][table: </text:span><text:span text:style-name="T36">Activity-Log</text:span><text:span text:style-name="T31">]</text:span></text:p>
                </text:list-item>
                <text:list-item>
                  <text:p text:style-name="P8">### when task-button then leave the goto empty and button should not have children </text:p>
                </text:list-item>
                <text:list-item>
                  <text:p text:style-name="P10">Go [type: task-button][size:short][table-name: Activity-Log][goto:tsk_screen]</text:p>
                </text:list-item>
                <text:list-item>
                  <text:p text:style-name="P19"><text:span text:style-name="T10">Screen [name: Confirm ][type:overlay][right:create][interface:user][</text:span><text:span text:style-name="T23">access:</text:span><text:span text:style-name="T27">(gov)(registrant)(NRHP)(ER)(reviewer)</text:span><text:span text:style-name="T10">]</text:span></text:p>
                  <text:list>
                    <text:list-item>
                      <text:p text:style-name="P16">[definition: Subscreen for someone to confirm a task.]</text:p>
                    </text:list-item>
                    <text:list-item>
                      <text:p text:style-name="P16">Description [text: As a part of the record you need to confirm acceptance of a task.]</text:p>
                    </text:list-item>
                    <text:list-item>
                      <text:p text:style-name="P19"><text:span text:style-name="T10">Data-Controls [name: DC</text:span><text:span text:style-name="T20">Actions</text:span><text:span text:style-name="T10">][table: </text:span><text:span text:style-name="T20">Actions</text:span><text:span text:style-name="T10">]</text:span></text:p>
                      <text:list>
                        <text:list-item>
                          <text:p text:style-name="P5"><text:span text:style-name="T5">Hidden-Value [name:action_name][value:</text:span><text:span text:style-name="T28">Confirmed-Assignment</text:span><text:span text:style-name="T5">]</text:span></text:p>
                        </text:list-item>
                      </text:list>
                    </text:list-item>
                    <text:list-item>
                      <text:p text:style-name="P15">Close[type: close-button]</text:p>
                    </text:list-item>
                    <text:list-item>
                      <text:p text:style-name="P19"><text:span text:style-name="T12">Confirm</text:span><text:span text:style-name="T10"> [type: new-button]</text:span></text:p>
                    </text:list-item>
                    <text:list-item>
                      <text:p text:style-name="P8">Requirement [name: Request for Access by Role]</text:p>
                    </text:list-item>
                    <text:list-item>
                      <text:p text:style-name="P9">Req-Ref [name: Role Dependent Display] </text:p>
                    </text:list-item>
                  </text:list>
                </text:list-item>
              </text:list>
            </text:list-item>
            <text:list-item>
              <text:p text:style-name="P14">Disclaimer [text:]</text:p>
            </text:list-item>
            <text:list-item>
              <text:p text:style-name="P14">Footer [text: footer]</text:p>
            </text:list-item>
            <text:list-item>
              <text:p text:style-name="P14">#### END PAGE</text:p>
            </text:list-item>
            <text:list-item>
              <text:p text:style-name="P14">#### To-Do</text:p>
            </text:list-item>
          </text:list>
        </text:list-item>
      </text:list>
      <text:p text:style-name="P1"/>
      <text:list xml:id="list35411336" text:continue-numbering="true" text:style-name="L1">
        <text:list-item>
          <text:list>
            <text:list-item>
              <text:p text:style-name="P5"><text:span text:style-name="T33">To-Do [access: </text:span><text:span text:style-name="T34">(gov)(guest) ] </text:span><text:span text:style-name="T33">[text:</text:span><text:span text:style-name="T34">Poke Menu should not show for this role.</text:span><text:span text:style-name="T33">] [status:done]</text:span></text:p>
            </text:list-item>
            <text:list-item>
              <text:p text:style-name="P26">To-Do [access: (gov)(guest) <text:s/>] [text:welcome should not show for this role.] </text:p>
            </text:list-item>
            <text:list-item>
              <text:p text:style-name="P27">To-Do [access: (gov)(account) <text:s text:c="2"/>] [text:Poke should not show for this role.] [status:done]</text:p>
            </text:list-item>
            <text:list-item>
              <text:p text:style-name="P27">To-Do [access: (gov)(registrant) <text:s/>] [text:Poke Managers Popup should not be visible] [status:done]</text:p>
            </text:list-item>
            <text:list-item>
              <text:p text:style-name="P27">To-Do [access: (gov)(registrant) <text:s/>] [text:Poke Data should not be visible] [status:done]</text:p>
            </text:list-item>
            <text:list-item>
              <text:p text:style-name="P27">To-Do [access: (gov)(registrant)(ER) <text:s/>] [text:Your Tasks Grid is showing an incorrect Created date] [status:done]</text:p>
            </text:list-item>
            <text:list-item>
              <text:p text:style-name="P26">To-Do [access: (gov)(registrant)(ER) <text:s/>] [text:Your Tasks Grid add task, Confirm Environment Review Assignment.]</text:p>
            </text:list-item>
            <text:list-item>
              <text:p text:style-name="P26">To-Do [access: (gov)(registrant)(ER) <text:s/>] [status:done] [text:Internal Storage Registrants rn_insertdate should be (read).]</text:p>
            </text:list-item>
            <text:list-item>
              <text:p text:style-name="P26">To-Do [access: (gov)(registrant)(ER) <text:s/>] [text:Internal Storage Mailing Address ma_insertdate should be (read).]</text:p>
            </text:list-item>
            <text:list-item>
              <text:p text:style-name="P26">To-Do [access: (gov)(registrant)(ER) <text:s/>] [text:Add a GRID to show new and unassigned requests. Include a Poke manager button.]</text:p>
            </text:list-item>
            <text:list-item>
              <text:p text:style-name="P5"><text:span text:style-name="T35">To-Do [access: (gov)(registrant)(ER) <text:s/>] [text:Remove </text:span><text:span text:style-name="T34">Poke Manager about outstanding assignment from your Tasks</text:span><text:span text:style-name="T35">]</text:span></text:p>
            </text:list-item>
            <text:list-item>
              <text:p text:style-name="P26">To-Do [access: (gov)(registrant)(NRHP) <text:s/>] [text: Your Tasks change Go to Poke]</text:p>
              <text:p text:style-name="P14"/>
              <text:p text:style-name="P14"/>
            </text:list-item>
          </text:list>
        </text:list-item>
      </text:list>
      <text:p text:style-name="P1"/>
      <text:p text:style-name="P1"/>
      <text:list xml:id="list35393173" text:continue-numbering="true" text:style-name="L1">
        <text:list-item>
          <text:list>
            <text:list-item>
              <text:list>
                <text:list-header>
                  <text:p text:style-name="P14"/>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3DT21H5M10S</meta:editing-duration>
    <meta:editing-cycles>1507</meta:editing-cycles>
    <meta:generator>OpenOffice.org/3.3$Win32 OpenOffice.org_project/330m20$Build-9567</meta:generator>
    <dc:date>2012-01-15T15:26:06.70</dc:date>
    <dc:creator>James Wilfong</dc:creator>
    <meta:document-statistic meta:table-count="0" meta:image-count="0" meta:object-count="0" meta:page-count="1" meta:paragraph-count="195" meta:word-count="1591" meta:character-count="14990"/>
    <meta:user-defined meta:name="Info 1"/>
    <meta:user-defined meta:name="Info 2"/>
    <meta:user-defined meta:name="Info 3"/>
    <meta:user-defined meta:name="Info 4"/>
  </office:meta>
</office:document-meta>
</file>